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255.74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73994183540344" calcext:value-type="float">
            <text:p>0.173994183540344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3392" calcext:value-type="float">
            <text:p>3392</text:p>
          </table:table-cell>
          <table:table-cell office:value-type="float" office:value="167.982260942459" calcext:value-type="float">
            <text:p>167.982260942459</text:p>
          </table:table-cell>
          <table:table-cell office:value-type="string" calcext:value-type="string">
            <text:p>11_B_exp32</text:p>
          </table:table-cell>
          <table:table-cell office:value-type="string" calcext:value-type="string">
            <text:p>11_B.v1.l1.ds0.l_combo6.ds_combo0.idays30.odays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409638360142708" calcext:value-type="float">
            <text:p>0.040963836014271</text:p>
          </table:table-cell>
          <table:table-cell office:value-type="float" office:value="0.943551898002624" calcext:value-type="float">
            <text:p>0.943551898002624</text:p>
          </table:table-cell>
          <table:table-cell office:value-type="float" office:value="0.801762104034424" calcext:value-type="float">
            <text:p>0.801762104034424</text:p>
          </table:table-cell>
          <table:table-cell office:value-type="float" office:value="0.681647956371307" calcext:value-type="float">
            <text:p>0.681647956371307</text:p>
          </table:table-cell>
          <table:table-cell office:value-type="float" office:value="182" calcext:value-type="float">
            <text:p>182</text:p>
          </table:table-cell>
          <table:table-cell office:value-type="float" office:value="1991" calcext:value-type="float">
            <text:p>1991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3281" calcext:value-type="float">
            <text:p>3281</text:p>
          </table:table-cell>
          <table:table-cell table:style-name="ce1" office:value-type="float" office:value="231.983001947403" calcext:value-type="float">
            <text:p>231.983001947403</text:p>
          </table:table-cell>
          <table:table-cell table:style-name="ce1" office:value-type="string" calcext:value-type="string">
            <text:p>11_B_exp64</text:p>
          </table:table-cell>
          <table:table-cell table:style-name="ce1" office:value-type="string" calcext:value-type="string">
            <text:p>11_B.v1.l1.ds0.l_combo0.ds_combo0.idays3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9019665122032" calcext:value-type="float">
            <text:p>0.189019665122032</text:p>
          </table:table-cell>
          <table:table-cell office:value-type="float" office:value="0.698051929473877" calcext:value-type="float">
            <text:p>0.698051929473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080" calcext:value-type="float">
            <text:p>3080</text:p>
          </table:table-cell>
          <table:table-cell office:value-type="float" office:value="39.7331826686859" calcext:value-type="float">
            <text:p>39.7331826686859</text:p>
          </table:table-cell>
          <table:table-cell office:value-type="string" calcext:value-type="string">
            <text:p>11_M_exp8</text:p>
          </table:table-cell>
          <table:table-cell office:value-type="string" calcext:value-type="string">
            <text:p>11_M.v1.l1.ds0.l_combo11.ds_combo0.idays60.odays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547834634780884" calcext:value-type="float">
            <text:p>0.054783463478088</text:p>
          </table:table-cell>
          <table:table-cell office:value-type="float" office:value="0.0547834560275078" calcext:value-type="float">
            <text:p>0.054783456027508</text:p>
          </table:table-cell>
          <table:table-cell office:value-type="float" office:value="0.932153403759003" calcext:value-type="float">
            <text:p>0.932153403759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384" calcext:value-type="float">
            <text:p>3384</text:p>
          </table:table-cell>
          <table:table-cell table:style-name="ce1" office:value-type="float" office:value="241.772866249084" calcext:value-type="float">
            <text:p>241.772866249084</text:p>
          </table:table-cell>
          <table:table-cell table:style-name="ce1" office:value-type="string" calcext:value-type="string">
            <text:p>11_J_exp8</text:p>
          </table:table-cell>
          <table:table-cell table:style-name="ce1" office:value-type="string" calcext:value-type="string">
            <text:p>11_J.v1.l1.ds0.l_combo5.ds_combo0.idays3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7228202521801" calcext:value-type="float">
            <text:p>0.17228202521801</text:p>
          </table:table-cell>
          <table:table-cell office:value-type="float" office:value="0.688427329063416" calcext:value-type="float">
            <text:p>0.6884273290634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29126213863492" calcext:value-type="float">
            <text:p>0.029126213863492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363" calcext:value-type="float">
            <text:p>3363</text:p>
          </table:table-cell>
          <table:table-cell office:value-type="float" office:value="137.719454526901" calcext:value-type="float">
            <text:p>137.719454526901</text:p>
          </table:table-cell>
          <table:table-cell office:value-type="string" calcext:value-type="string">
            <text:p>11_V_exp32</text:p>
          </table:table-cell>
          <table:table-cell office:value-type="string" calcext:value-type="string">
            <text:p>11_V.v1.l1.ds0.l_combo9.ds_combo0.idays30.odays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517200417816639" calcext:value-type="float">
            <text:p>0.051720041781664</text:p>
          </table:table-cell>
          <table:table-cell office:value-type="float" office:value="0.0517200455069542" calcext:value-type="float">
            <text:p>0.051720045506954</text:p>
          </table:table-cell>
          <table:table-cell office:value-type="float" office:value="0.930335104465485" calcext:value-type="float">
            <text:p>0.930335104465485</text:p>
          </table:table-cell>
          <table:table-cell office:value-type="float" office:value="0.707509875297546" calcext:value-type="float">
            <text:p>0.707509875297546</text:p>
          </table:table-cell>
          <table:table-cell office:value-type="float" office:value="0.68060839176178" calcext:value-type="float">
            <text:p>0.68060839176178</text:p>
          </table:table-cell>
          <table:table-cell office:value-type="float" office:value="179" calcext:value-type="float">
            <text:p>179</text:p>
          </table:table-cell>
          <table:table-cell office:value-type="float" office:value="1931" calcext:value-type="float">
            <text:p>1931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3236" calcext:value-type="float">
            <text:p>3236</text:p>
          </table:table-cell>
          <table:table-cell table:style-name="ce1" office:value-type="float" office:value="234.133008956909" calcext:value-type="float">
            <text:p>234.133008956909</text:p>
          </table:table-cell>
          <table:table-cell table:style-name="ce1" office:value-type="string" calcext:value-type="string">
            <text:p>11_V_exp64</text:p>
          </table:table-cell>
          <table:table-cell table:style-name="ce1" office:value-type="string" calcext:value-type="string">
            <text:p>11_V.v1.l1.ds0.l_combo2.ds_combo0.idays6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9019665122032" calcext:value-type="float">
            <text:p>0.189019665122032</text:p>
          </table:table-cell>
          <table:table-cell office:value-type="float" office:value="0.698051929473877" calcext:value-type="float">
            <text:p>0.698051929473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080" calcext:value-type="float">
            <text:p>3080</text:p>
          </table:table-cell>
          <table:table-cell office:value-type="float" office:value="39.7331826686859" calcext:value-type="float">
            <text:p>39.7331826686859</text:p>
          </table:table-cell>
          <table:table-cell office:value-type="string" calcext:value-type="string">
            <text:p>11_M_exp8</text:p>
          </table:table-cell>
          <table:table-cell office:value-type="string" calcext:value-type="string">
            <text:p>11_M.v1.l1.ds0.l_combo11.ds_combo0.idays60.odays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708202868700028" calcext:value-type="float">
            <text:p>0.070820286870003</text:p>
          </table:table-cell>
          <table:table-cell office:value-type="float" office:value="0.0708202794194222" calcext:value-type="float">
            <text:p>0.070820279419422</text:p>
          </table:table-cell>
          <table:table-cell office:value-type="float" office:value="0.92414665222168" calcext:value-type="float">
            <text:p>0.92414665222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384" calcext:value-type="float">
            <text:p>3384</text:p>
          </table:table-cell>
          <table:table-cell table:style-name="ce1" office:value-type="float" office:value="36.7110006809235" calcext:value-type="float">
            <text:p>36.7110006809235</text:p>
          </table:table-cell>
          <table:table-cell table:style-name="ce1" office:value-type="string" calcext:value-type="string">
            <text:p>11_M_exp8</text:p>
          </table:table-cell>
          <table:table-cell table:style-name="ce1" office:value-type="string" calcext:value-type="string">
            <text:p>11_M.v1.l1.ds0.l_combo5.ds_combo0.idays30.odays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3:12:15.443567517</dc:date>
    <meta:editing-duration>PT24S</meta:editing-duration>
    <meta:editing-cycles>1</meta:editing-cycles>
    <meta:generator>LibreOffice/6.0.7.3$Linux_X86_64 LibreOffice_project/00m0$Build-3</meta:generator>
    <meta:document-statistic meta:table-count="1" meta:cell-count="224" meta:object-count="0"/>
  </office:meta>
</office:document-meta>
</file>